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 svg:font-family="Verdan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7"/>
    <style:style style:name="P2" style:family="paragraph" style:parent-style-name="Standard" style:list-style-name="L10"/>
    <style:style style:name="P3" style:family="paragraph" style:parent-style-name="Standard">
      <style:text-properties fo:font-weight="bold" style:font-weight-asian="bold" style:font-weight-complex="bold"/>
    </style:style>
    <style:style style:name="P4" style:family="paragraph" style:parent-style-name="Standard">
      <style:paragraph-properties fo:padding="0.074cm" fo:border-left="none" fo:border-right="none" fo:border-top="none" fo:border-bottom="0.002cm solid #000000" style:join-border="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8610199967148917" text:style-name="L7">
        <text:list-item>
          <text:p text:style-name="P1">The discussion of the recommendation tool can be improved by giving a simple example of the search for a learning object via the A&amp;A model. (2 a 3 paragrafos, conclusão da seção 4, sendo a 4.4) – pensei em pegar como exemplo o processamento da palavra "tuberculosis", no caso, quais resultados cada abordagem retorna, como fica o rank, e quais são as sugestões retornadas. Mas não gostei muito da idéia de fazer essa seção, acho que vai desviar o foco de uma arquitetura de agentes para WS para qualidade das recomendações. O que acha?</text:p>
        </text:list-item>
      </text:list>
      <text:list xml:id="list1982268807255580967" text:style-name="L10">
        <text:list-item>
          <text:p text:style-name="P2">Background misturado com trabalho desenvolvido – Conferi e realmente há essa mistura, eu explico após cada background como ele se relaciona com o trabalho, você acha que eu devo alterar isso?</text:p>
        </text:list-item>
        <text:list-item>
          <text:p text:style-name="P2">Review english and paper – vou revisar a gramática e estrutura do artigo após a próxima reunião</text:p>
        </text:list-item>
      </text:list>
      <text:p text:style-name="Standard"/>
      <text:p text:style-name="P4"/>
      <text:p text:style-name="Standard"/>
      <text:p text:style-name="Preformatted_20_Text"/>
      <text:p text:style-name="Standard"/>
      <text:p text:style-name="P3">Review 5</text:p>
      <text:list xml:id="list22507820" text:continue-list="list2758610199967148917" text:style-name="L7">
        <text:list-item>
          <text:p text:style-name="P1">Application of A&amp;A model is interesting however the paper lacks reflecting the exact benefits of using the artifact abstraction. For instance, what is the exact gain when we implement the use of semantic web resources by agents over the artifact conceptualization? To be more specific, agents can directly access and search DBPedia with the help of its SPARQL interface instead of artifacts. That would also eliminate the disadvantages of artifacts as also mentioned by the authors in the conclusion section. (?)</text:p>
        </text:list-item>
        <text:list-item>
          <text:p text:style-name="P1">What is the exact gain when we implement the use of semantic web resources by agents over the artifact conceptualization? To be more specific, agents can directly access and search DBPedia with the help of its SPARQL interface instead of artifac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 svg:font-family="Verdan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20M11S</meta:editing-duration>
    <meta:editing-cycles>110</meta:editing-cycles>
    <meta:generator>OpenOffice.org/3.4.1$Win32 OpenOffice.org_project/341m1$Build-9593</meta:generator>
    <dc:date>2013-11-27T02:36:02.42</dc:date>
    <meta:document-statistic meta:table-count="0" meta:image-count="0" meta:object-count="0" meta:page-count="1" meta:paragraph-count="6" meta:word-count="272" meta:character-count="1597"/>
    <meta:user-defined meta:name="Info 1"/>
    <meta:user-defined meta:name="Info 2"/>
    <meta:user-defined meta:name="Info 3"/>
    <meta:user-defined meta:name="Info 4"/>
  </office:meta>
</office:document-meta>
</file>